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1.8118in" table:align="left"/>
    </style:style>
    <style:style style:name="Table2.A" style:family="table-column">
      <style:table-column-properties style:column-width="0.8306in"/>
    </style:style>
    <style:style style:name="Table2.B" style:family="table-column">
      <style:table-column-properties style:column-width="0.9813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B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B2" style:family="table-cell">
      <style:table-cell-properties fo:padding="0.0201in" fo:border-left="0.5pt solid #000000" fo:border-right="0.5pt solid #000000" fo:border-top="none" fo:border-bottom="0.5pt solid #000000"/>
    </style:style>
    <style:style style:name="Table3" style:family="table">
      <style:table-properties style:width="5.3958in" fo:margin-left="-0.0417in" fo:margin-top="0in" fo:margin-bottom="0in" table:align="left"/>
    </style:style>
    <style:style style:name="Table3.A" style:family="table-column">
      <style:table-column-properties style:column-width="0.5889in"/>
    </style:style>
    <style:style style:name="Table3.B" style:family="table-column">
      <style:table-column-properties style:column-width="0.5306in"/>
    </style:style>
    <style:style style:name="Table3.D" style:family="table-column">
      <style:table-column-properties style:column-width="0.5806in"/>
    </style:style>
    <style:style style:name="Table3.E" style:family="table-column">
      <style:table-column-properties style:column-width="0.6347in"/>
    </style:style>
    <style:style style:name="Table3.F" style:family="table-column">
      <style:table-column-properties style:column-width="0.6764in"/>
    </style:style>
    <style:style style:name="Table3.G" style:family="table-column">
      <style:table-column-properties style:column-width="1.8542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padding="0.0201in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bottom" fo:padding="0.0201in" fo:border="0.05pt solid #000000"/>
    </style:style>
    <style:style style:name="Table3.2" style:family="table-row">
      <style:table-row-properties style:min-row-height="0.2222in" fo:keep-together="auto"/>
    </style:style>
    <style:style style:name="Table3.A2" style:family="table-cell">
      <style:table-cell-properties style:vertical-align="bottom" fo:padding="0.0201in" fo:border-left="0.05pt solid #000000" fo:border-right="none" fo:border-top="none" fo:border-bottom="0.05pt solid #000000"/>
    </style:style>
    <style:style style:name="Table3.G2" style:family="table-cell">
      <style:table-cell-properties style:vertical-align="bottom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65ee9b" officeooo:paragraph-rsid="0065ee9b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size="12pt" officeooo:rsid="0065ee9b" officeooo:paragraph-rsid="0065ee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65ee9b" officeooo:paragraph-rsid="0065ee9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5d3809" officeooo:paragraph-rsid="005d3809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06497" officeooo:paragraph-rsid="00606497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a78db" officeooo:paragraph-rsid="006a78db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211d5" officeooo:paragraph-rsid="006211d5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6211d5" officeooo:paragraph-rsid="006a78db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606497" officeooo:paragraph-rsid="0060649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6211d5" officeooo:paragraph-rsid="006211d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fo:font-size="12pt" officeooo:paragraph-rsid="00553953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paragraph-rsid="00606497" style:font-weight-asian="bold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rsid="00606497" officeooo:paragraph-rsid="00606497" style:font-weight-asian="bold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bold" officeooo:rsid="006211d5" officeooo:paragraph-rsid="006211d5" style:font-weight-asian="bold" style:font-weight-complex="bold"/>
    </style:style>
    <style:style style:name="P19" style:family="paragraph" style:parent-style-name="Standard">
      <style:text-properties style:font-name="DejaVu Sans Condensed1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normal" officeooo:rsid="006386aa" officeooo:paragraph-rsid="006386aa" style:font-weight-asian="normal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fo:font-weight="normal" officeooo:rsid="006211d5" officeooo:paragraph-rsid="006211d5" style:font-weight-asian="normal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6c00e7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1" officeooo:rsid="006c00e7" officeooo:paragraph-rsid="006c00e7"/>
    </style:style>
    <style:style style:name="T1" style:family="text">
      <style:text-properties officeooo:rsid="0035db3e"/>
    </style:style>
    <style:style style:name="T2" style:family="text">
      <style:text-properties officeooo:rsid="0060649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d3809" style:font-weight-asian="bold" style:font-weight-complex="bold"/>
    </style:style>
    <style:style style:name="T5" style:family="text">
      <style:text-properties fo:font-weight="bold" officeooo:rsid="00571155" style:font-weight-asian="bold" style:font-weight-complex="bold"/>
    </style:style>
    <style:style style:name="T6" style:family="text">
      <style:text-properties fo:font-weight="bold" officeooo:rsid="0030263c" style:font-weight-asian="bold" style:font-weight-complex="bold"/>
    </style:style>
    <style:style style:name="T7" style:family="text">
      <style:text-properties fo:font-weight="bold" officeooo:rsid="0053db7c" style:font-weight-asian="bold" style:font-weight-complex="bold"/>
    </style:style>
    <style:style style:name="T8" style:family="text">
      <style:text-properties fo:font-weight="bold" officeooo:rsid="006763c7" style:font-weight-asian="bold" style:font-weight-complex="bold"/>
    </style:style>
    <style:style style:name="T9" style:family="text">
      <style:text-properties style:font-name="DejaVu Sans Condensed" officeooo:rsid="00606497"/>
    </style:style>
    <style:style style:name="T10" style:family="text">
      <style:text-properties officeooo:rsid="0065ee9b"/>
    </style:style>
    <style:style style:name="T11" style:family="text">
      <style:text-properties officeooo:rsid="00684a69"/>
    </style:style>
    <style:style style:name="T12" style:family="text">
      <style:text-properties officeooo:rsid="0068dd61"/>
    </style:style>
    <style:style style:name="T13" style:family="text">
      <style:text-properties officeooo:rsid="006a78db"/>
    </style:style>
    <style:style style:name="T14" style:family="text">
      <style:text-properties officeooo:rsid="006c2292"/>
    </style:style>
    <style:style style:name="T15" style:family="text">
      <style:text-properties officeooo:rsid="006c00e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4"><text:span text:style-name="T4">5</text:span><text:span text:style-name="T5">01</text:span><text:span text:style-name="T6"> -</text:span><text:span text:style-name="T7"> </text:span><text:span text:style-name="T5">A2</text:span><text:span text:style-name="T4">G</text:span><text:span text:style-name="T7"> -</text:span><text:span text:style-name="T6"> </text:span><text:span text:style-name="T5">Radar </text:span><text:span text:style-name="T8">HRM</text:span></text:p>
      <text:p text:style-name="P5"/>
      <text:p text:style-name="P6">Making HRM patch maps</text:p>
      <text:list xml:id="list807043512" text:style-name="L1">
        <text:list-item>
          <text:p text:style-name="P7"><text:span text:style-name="T10">HRM p</text:span>atch map sizes<text:span text:style-name="T10"> and ranges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Map size</text:p>
          </table:table-cell>
          <table:table-cell table:style-name="Table2.B1" office:value-type="string">
            <text:p text:style-name="P3">Max range</text:p>
          </table:table-cell>
        </table:table-row>
        <table:table-row>
          <table:table-cell table:style-name="Table2.A2" office:value-type="string">
            <text:p text:style-name="P4">80</text:p>
          </table:table-cell>
          <table:table-cell table:style-name="Table2.B2" office:value-type="string">
            <text:p text:style-name="P4">160 nmi</text:p>
          </table:table-cell>
        </table:table-row>
        <table:table-row>
          <table:table-cell table:style-name="Table2.A2" office:value-type="string">
            <text:p text:style-name="P4">40</text:p>
          </table:table-cell>
          <table:table-cell table:style-name="Table2.B2" office:value-type="string">
            <text:p text:style-name="P4">160 nmi</text:p>
          </table:table-cell>
        </table:table-row>
        <table:table-row>
          <table:table-cell table:style-name="Table2.A2" office:value-type="string">
            <text:p text:style-name="P4">20</text:p>
          </table:table-cell>
          <table:table-cell table:style-name="Table2.B2" office:value-type="string">
            <text:p text:style-name="P4">160 nmi</text:p>
          </table:table-cell>
        </table:table-row>
        <table:table-row>
          <table:table-cell table:style-name="Table2.A2" office:value-type="string">
            <text:p text:style-name="P4">10</text:p>
          </table:table-cell>
          <table:table-cell table:style-name="Table2.B2" office:value-type="string">
            <text:p text:style-name="P4">160 nmi</text:p>
          </table:table-cell>
        </table:table-row>
        <table:table-row>
          <table:table-cell table:style-name="Table2.A2" office:value-type="string">
            <text:p text:style-name="P4">4.7</text:p>
          </table:table-cell>
          <table:table-cell table:style-name="Table2.B2" office:value-type="string">
            <text:p text:style-name="P4">80 nmi</text:p>
          </table:table-cell>
        </table:table-row>
        <table:table-row>
          <table:table-cell table:style-name="Table2.A2" office:value-type="string">
            <text:p text:style-name="P4">3.3</text:p>
          </table:table-cell>
          <table:table-cell table:style-name="Table2.B2" office:value-type="string">
            <text:p text:style-name="P4">50 nmi</text:p>
          </table:table-cell>
        </table:table-row>
        <table:table-row>
          <table:table-cell table:style-name="Table2.A2" office:value-type="string">
            <text:p text:style-name="P4">1.3</text:p>
          </table:table-cell>
          <table:table-cell table:style-name="Table2.B2" office:value-type="string">
            <text:p text:style-name="P4">40 nmi</text:p>
          </table:table-cell>
        </table:table-row>
        <table:table-row>
          <table:table-cell table:style-name="Table2.A2" office:value-type="string">
            <text:p text:style-name="P4">.67</text:p>
          </table:table-cell>
          <table:table-cell table:style-name="Table2.B2" office:value-type="string">
            <text:p text:style-name="P4">40 nmi</text:p>
          </table:table-cell>
        </table:table-row>
      </table:table>
      <text:list xml:id="list144934788300705" text:continue-numbering="true" text:style-name="L1">
        <text:list-item>
          <text:p text:style-name="P8">Grazing angles:</text:p>
          <text:list>
            <text:list-item>
              <text:p text:style-name="P7">Best grazing angle is 2-10 degrees down from the nose<text:span text:style-name="T2">, minimum usable angle is 0.5 degrees down from the nose, max is 20 degrees down.</text:span></text:p>
            </text:list-item>
            <text:list-item>
              <text:p text:style-name="P12">Rule of thumb: For a 1 deg grazing angle, be at 1000 ft altitude per 10 nmi distance.</text:p>
            </text:list-item>
            <text:list-item>
              <text:p text:style-name="P9">Map accuracy is better toward the edges of the gimbal, +/- 60 deg.</text:p>
            </text:list-item>
            <text:list-item>
              <text:p text:style-name="P8">Formulas</text:p>
              <text:list>
                <text:list-item>
                  <text:p text:style-name="P8">tan(90 - grazingAngle) = range / alt</text:p>
                </text:list-item>
                <text:list-item>
                  <text:p text:style-name="P8">alt = (rangeNmi * 6076.12) / tan(90 - grazingAngle)</text:p>
                </text:list-item>
                <text:list-item>
                  <text:p text:style-name="P8">range = tan(90 - grazingAngle) * alt</text:p>
                </text:list-item>
              </text:list>
            </text:list-item>
          </text:list>
        </text:list-item>
        <text:list-item>
          <text:p text:style-name="P8">Grazing angle altitude/range table:</text:p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15">Range</text:p>
            <text:p text:style-name="P17">(nmi)</text:p>
          </table:table-cell>
          <table:table-cell table:style-name="Table3.A1" table:number-columns-spanned="5" office:value-type="string">
            <text:p text:style-name="P16">Altitude (ft)<text:span text:style-name="T2"> for grazing angl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8">Notes</text:p>
          </table:table-cell>
        </table:table-row>
        <table:table-row table:style-name="Table3.2">
          <table:covered-table-cell table:style-name="Table3.A2"/>
          <table:table-cell table:style-name="Table3.A2" office:value-type="string">
            <text:p text:style-name="P16">-0.5<text:span text:style-name="T2">°</text:span></text:p>
          </table:table-cell>
          <table:table-cell table:style-name="Table3.A2" office:value-type="string">
            <text:p text:style-name="P15">-1<text:span text:style-name="T2">°</text:span></text:p>
          </table:table-cell>
          <table:table-cell table:style-name="Table3.A2" office:value-type="string">
            <text:p text:style-name="P15">-2<text:span text:style-name="T2">°</text:span></text:p>
          </table:table-cell>
          <table:table-cell table:style-name="Table3.A2" office:value-type="string">
            <text:p text:style-name="P15">-10<text:span text:style-name="T2">°</text:span></text:p>
          </table:table-cell>
          <table:table-cell table:style-name="Table3.A2" office:value-type="string">
            <text:p text:style-name="P15">-20<text:span text:style-name="T2">°</text:span></text:p>
          </table:table-cell>
          <table:table-cell table:style-name="Table3.G2" office:value-type="string">
            <text:p text:style-name="P20">Alt is <text:span text:style-name="T3">ft above target</text:span></text:p>
          </table:table-cell>
        </table:table-row>
        <table:table-row table:style-name="Table3.1">
          <table:table-cell table:style-name="Table3.A2" office:value-type="string">
            <text:p text:style-name="P22">5</text:p>
          </table:table-cell>
          <table:table-cell table:style-name="Table3.A2" office:value-type="string">
            <text:p text:style-name="P22">265</text:p>
          </table:table-cell>
          <table:table-cell table:style-name="Table3.A2" office:value-type="string">
            <text:p text:style-name="P22">530</text:p>
          </table:table-cell>
          <table:table-cell table:style-name="Table3.A2" office:value-type="string">
            <text:p text:style-name="P22">1<text:span text:style-name="T2">,</text:span>061</text:p>
          </table:table-cell>
          <table:table-cell table:style-name="Table3.A2" office:value-type="string">
            <text:p text:style-name="P22">5<text:span text:style-name="T2">,</text:span>357</text:p>
          </table:table-cell>
          <table:table-cell table:style-name="Table3.A2" office:value-type="string">
            <text:p text:style-name="P22">11<text:span text:style-name="T2">,</text:span>058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10</text:p>
          </table:table-cell>
          <table:table-cell table:style-name="Table3.A2" office:value-type="string">
            <text:p text:style-name="P22">530</text:p>
          </table:table-cell>
          <table:table-cell table:style-name="Table3.A2" office:value-type="string">
            <text:p text:style-name="P22">1<text:span text:style-name="T2">,</text:span>061</text:p>
          </table:table-cell>
          <table:table-cell table:style-name="Table3.A2" office:value-type="string">
            <text:p text:style-name="P22">2<text:span text:style-name="T2">,</text:span>122</text:p>
          </table:table-cell>
          <table:table-cell table:style-name="Table3.A2" office:value-type="string">
            <text:p text:style-name="P22">10<text:span text:style-name="T2">,</text:span>714</text:p>
          </table:table-cell>
          <table:table-cell table:style-name="Table3.A2" office:value-type="string">
            <text:p text:style-name="P22">22<text:span text:style-name="T2">,</text:span>115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15</text:p>
          </table:table-cell>
          <table:table-cell table:style-name="Table3.A2" office:value-type="string">
            <text:p text:style-name="P22">795</text:p>
          </table:table-cell>
          <table:table-cell table:style-name="Table3.A2" office:value-type="string">
            <text:p text:style-name="P22">1<text:span text:style-name="T2">,</text:span>591</text:p>
          </table:table-cell>
          <table:table-cell table:style-name="Table3.A2" office:value-type="string">
            <text:p text:style-name="P22">3<text:span text:style-name="T2">,</text:span>183</text:p>
          </table:table-cell>
          <table:table-cell table:style-name="Table3.A2" office:value-type="string">
            <text:p text:style-name="P22">16<text:span text:style-name="T2">,</text:span>071</text:p>
          </table:table-cell>
          <table:table-cell table:style-name="Table3.A2" office:value-type="string">
            <text:p text:style-name="P22">33<text:span text:style-name="T2">,</text:span>173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20</text:p>
          </table:table-cell>
          <table:table-cell table:style-name="Table3.A2" office:value-type="string">
            <text:p text:style-name="P22">1<text:span text:style-name="T2">,</text:span>061</text:p>
          </table:table-cell>
          <table:table-cell table:style-name="Table3.A2" office:value-type="string">
            <text:p text:style-name="P22">2<text:span text:style-name="T2">,</text:span>121</text:p>
          </table:table-cell>
          <table:table-cell table:style-name="Table3.A2" office:value-type="string">
            <text:p text:style-name="P22">4<text:span text:style-name="T2">,</text:span>244</text:p>
          </table:table-cell>
          <table:table-cell table:style-name="Table3.A2" office:value-type="string">
            <text:p text:style-name="P22">21<text:span text:style-name="T2">,</text:span>428</text:p>
          </table:table-cell>
          <table:table-cell table:style-name="Table3.A2" office:value-type="string">
            <text:p text:style-name="P22">44<text:span text:style-name="T2">,</text:span>231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25</text:p>
          </table:table-cell>
          <table:table-cell table:style-name="Table3.A2" office:value-type="string">
            <text:p text:style-name="P22">1<text:span text:style-name="T2">,</text:span>326</text:p>
          </table:table-cell>
          <table:table-cell table:style-name="Table3.A2" office:value-type="string">
            <text:p text:style-name="P22">2<text:span text:style-name="T2">,</text:span>651</text:p>
          </table:table-cell>
          <table:table-cell table:style-name="Table3.A2" office:value-type="string">
            <text:p text:style-name="P22">5<text:span text:style-name="T2">,</text:span>305</text:p>
          </table:table-cell>
          <table:table-cell table:style-name="Table3.A2" office:value-type="string">
            <text:p text:style-name="P22">26<text:span text:style-name="T2">,</text:span>785</text:p>
          </table:table-cell>
          <table:table-cell table:style-name="Table3.A2" office:value-type="string">
            <text:p text:style-name="P22">55<text:span text:style-name="T2">,</text:span>288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30</text:p>
          </table:table-cell>
          <table:table-cell table:style-name="Table3.A2" office:value-type="string">
            <text:p text:style-name="P22">1<text:span text:style-name="T2">,</text:span>591</text:p>
          </table:table-cell>
          <table:table-cell table:style-name="Table3.A2" office:value-type="string">
            <text:p text:style-name="P22">3<text:span text:style-name="T2">,</text:span>182</text:p>
          </table:table-cell>
          <table:table-cell table:style-name="Table3.A2" office:value-type="string">
            <text:p text:style-name="P22">6<text:span text:style-name="T2">,</text:span>365</text:p>
          </table:table-cell>
          <table:table-cell table:style-name="Table3.A2" office:value-type="string">
            <text:p text:style-name="P22">32<text:span text:style-name="T2">,</text:span>142</text:p>
          </table:table-cell>
          <table:table-cell table:style-name="Table3.A2" office:value-type="string">
            <text:p text:style-name="P22">66<text:span text:style-name="T2">,</text:span>346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35</text:p>
          </table:table-cell>
          <table:table-cell table:style-name="Table3.A2" office:value-type="string">
            <text:p text:style-name="P22">1<text:span text:style-name="T2">,</text:span>856</text:p>
          </table:table-cell>
          <table:table-cell table:style-name="Table3.A2" office:value-type="string">
            <text:p text:style-name="P22">3<text:span text:style-name="T2">,</text:span>712</text:p>
          </table:table-cell>
          <table:table-cell table:style-name="Table3.A2" office:value-type="string">
            <text:p text:style-name="P22">7<text:span text:style-name="T2">,</text:span>426</text:p>
          </table:table-cell>
          <table:table-cell table:style-name="Table3.A2" office:value-type="string">
            <text:p text:style-name="P22">37<text:span text:style-name="T2">,</text:span>498</text:p>
          </table:table-cell>
          <table:table-cell table:style-name="Table3.A2" office:value-type="string">
            <text:p text:style-name="P22">77<text:span text:style-name="T2">,</text:span>403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16">40</text:p>
          </table:table-cell>
          <table:table-cell table:style-name="Table3.A2" office:value-type="string">
            <text:p text:style-name="P16">2<text:span text:style-name="T2">,</text:span>121</text:p>
          </table:table-cell>
          <table:table-cell table:style-name="Table3.A2" office:value-type="string">
            <text:p text:style-name="P16">4<text:span text:style-name="T2">,</text:span>242</text:p>
          </table:table-cell>
          <table:table-cell table:style-name="Table3.A2" office:value-type="string">
            <text:p text:style-name="P16">8<text:span text:style-name="T2">,</text:span>487</text:p>
          </table:table-cell>
          <table:table-cell table:style-name="Table3.A2" office:value-type="string">
            <text:p text:style-name="P16">42<text:span text:style-name="T2">,</text:span>855</text:p>
          </table:table-cell>
          <table:table-cell table:style-name="Table3.A2" office:value-type="string">
            <text:p text:style-name="P16">88<text:span text:style-name="T2">,</text:span>461</text:p>
          </table:table-cell>
          <table:table-cell table:style-name="Table3.G2" office:value-type="string">
            <text:p text:style-name="P21">max 0.67 HRM range</text:p>
          </table:table-cell>
        </table:table-row>
        <table:table-row table:style-name="Table3.1">
          <table:table-cell table:style-name="Table3.A2" office:value-type="string">
            <text:p text:style-name="P22">45</text:p>
          </table:table-cell>
          <table:table-cell table:style-name="Table3.A2" office:value-type="string">
            <text:p text:style-name="P22">2<text:span text:style-name="T2">,</text:span>386</text:p>
          </table:table-cell>
          <table:table-cell table:style-name="Table3.A2" office:value-type="string">
            <text:p text:style-name="P22">4<text:span text:style-name="T2">,</text:span>773</text:p>
          </table:table-cell>
          <table:table-cell table:style-name="Table3.A2" office:value-type="string">
            <text:p text:style-name="P22">9<text:span text:style-name="T2">,</text:span>548</text:p>
          </table:table-cell>
          <table:table-cell table:style-name="Table3.A2" office:value-type="string">
            <text:p text:style-name="P22">48<text:span text:style-name="T2">,</text:span>212</text:p>
          </table:table-cell>
          <table:table-cell table:style-name="Table3.A2" office:value-type="string">
            <text:p text:style-name="P22">99<text:span text:style-name="T2">,</text:span>519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50</text:p>
          </table:table-cell>
          <table:table-cell table:style-name="Table3.A2" office:value-type="string">
            <text:p text:style-name="P22">2<text:span text:style-name="T2">,</text:span>651</text:p>
          </table:table-cell>
          <table:table-cell table:style-name="Table3.A2" office:value-type="string">
            <text:p text:style-name="P22">5<text:span text:style-name="T2">,</text:span>303</text:p>
          </table:table-cell>
          <table:table-cell table:style-name="Table3.A2" office:value-type="string">
            <text:p text:style-name="P22">10<text:span text:style-name="T2">,</text:span>609</text:p>
          </table:table-cell>
          <table:table-cell table:style-name="Table3.A2" office:value-type="string">
            <text:p text:style-name="P22">53<text:span text:style-name="T2">,</text:span>569</text:p>
          </table:table-cell>
          <table:table-cell table:style-name="Table3.A2" office:value-type="string">
            <text:p text:style-name="P22">110<text:span text:style-name="T2">,</text:span>576</text:p>
          </table:table-cell>
          <table:table-cell table:style-name="Table3.G2" office:value-type="string">
            <text:p text:style-name="P24">max 3.3 HRM range</text:p>
          </table:table-cell>
        </table:table-row>
        <table:table-row table:style-name="Table3.1">
          <table:table-cell table:style-name="Table3.A2" office:value-type="string">
            <text:p text:style-name="P22">55</text:p>
          </table:table-cell>
          <table:table-cell table:style-name="Table3.A2" office:value-type="string">
            <text:p text:style-name="P22">2<text:span text:style-name="T2">,</text:span>916</text:p>
          </table:table-cell>
          <table:table-cell table:style-name="Table3.A2" office:value-type="string">
            <text:p text:style-name="P22">5<text:span text:style-name="T2">,</text:span>833</text:p>
          </table:table-cell>
          <table:table-cell table:style-name="Table3.A2" office:value-type="string">
            <text:p text:style-name="P22">11<text:span text:style-name="T2">,</text:span>670</text:p>
          </table:table-cell>
          <table:table-cell table:style-name="Table3.A2" office:value-type="string">
            <text:p text:style-name="P22">58<text:span text:style-name="T2">,</text:span>926</text:p>
          </table:table-cell>
          <table:table-cell table:style-name="Table3.A2" office:value-type="string">
            <text:p text:style-name="P22">121<text:span text:style-name="T2">,</text:span>634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60</text:p>
          </table:table-cell>
          <table:table-cell table:style-name="Table3.A2" office:value-type="string">
            <text:p text:style-name="P22">3<text:span text:style-name="T2">,</text:span>182</text:p>
          </table:table-cell>
          <table:table-cell table:style-name="Table3.A2" office:value-type="string">
            <text:p text:style-name="P22">6<text:span text:style-name="T2">,</text:span>364</text:p>
          </table:table-cell>
          <table:table-cell table:style-name="Table3.A2" office:value-type="string">
            <text:p text:style-name="P22">12<text:span text:style-name="T2">,</text:span>731</text:p>
          </table:table-cell>
          <table:table-cell table:style-name="Table3.A2" office:value-type="string">
            <text:p text:style-name="P22">64<text:span text:style-name="T2">,</text:span>283</text:p>
          </table:table-cell>
          <table:table-cell table:style-name="Table3.A2" office:value-type="string">
            <text:p text:style-name="P22">132<text:span text:style-name="T2">,</text:span>692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65</text:p>
          </table:table-cell>
          <table:table-cell table:style-name="Table3.A2" office:value-type="string">
            <text:p text:style-name="P22">3<text:span text:style-name="T2">,</text:span>447</text:p>
          </table:table-cell>
          <table:table-cell table:style-name="Table3.A2" office:value-type="string">
            <text:p text:style-name="P22">6<text:span text:style-name="T2">,</text:span>894</text:p>
          </table:table-cell>
          <table:table-cell table:style-name="Table3.A2" office:value-type="string">
            <text:p text:style-name="P22">13<text:span text:style-name="T2">,</text:span>792</text:p>
          </table:table-cell>
          <table:table-cell table:style-name="Table3.A2" office:value-type="string">
            <text:p text:style-name="P22">69<text:span text:style-name="T2">,</text:span>640</text:p>
          </table:table-cell>
          <table:table-cell table:style-name="Table3.A2" office:value-type="string">
            <text:p text:style-name="P22">143<text:span text:style-name="T2">,</text:span>749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70</text:p>
          </table:table-cell>
          <table:table-cell table:style-name="Table3.A2" office:value-type="string">
            <text:p text:style-name="P22">3<text:span text:style-name="T2">,</text:span>712</text:p>
          </table:table-cell>
          <table:table-cell table:style-name="Table3.A2" office:value-type="string">
            <text:p text:style-name="P22">7<text:span text:style-name="T2">,</text:span>424</text:p>
          </table:table-cell>
          <table:table-cell table:style-name="Table3.A2" office:value-type="string">
            <text:p text:style-name="P22">14<text:span text:style-name="T2">,</text:span>853</text:p>
          </table:table-cell>
          <table:table-cell table:style-name="Table3.A2" office:value-type="string">
            <text:p text:style-name="P22">74<text:span text:style-name="T2">,</text:span>997</text:p>
          </table:table-cell>
          <table:table-cell table:style-name="Table3.A2" office:value-type="string">
            <text:p text:style-name="P22">154<text:span text:style-name="T2">,</text:span>807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75</text:p>
          </table:table-cell>
          <table:table-cell table:style-name="Table3.A2" office:value-type="string">
            <text:p text:style-name="P22">3<text:span text:style-name="T2">,</text:span>977</text:p>
          </table:table-cell>
          <table:table-cell table:style-name="Table3.A2" office:value-type="string">
            <text:p text:style-name="P22">7<text:span text:style-name="T2">,</text:span>954</text:p>
          </table:table-cell>
          <table:table-cell table:style-name="Table3.A2" office:value-type="string">
            <text:p text:style-name="P22">15<text:span text:style-name="T2">,</text:span>914</text:p>
          </table:table-cell>
          <table:table-cell table:style-name="Table3.A2" office:value-type="string">
            <text:p text:style-name="P22">80<text:span text:style-name="T2">,</text:span>354</text:p>
          </table:table-cell>
          <table:table-cell table:style-name="Table3.A2" office:value-type="string">
            <text:p text:style-name="P22">165<text:span text:style-name="T2">,</text:span>865</text:p>
          </table:table-cell>
          <table:table-cell table:style-name="Table3.G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>80</text:p>
          </table:table-cell>
          <table:table-cell table:style-name="Table3.A2" office:value-type="string">
            <text:p text:style-name="P22">4<text:span text:style-name="T2">,</text:span>242</text:p>
          </table:table-cell>
          <table:table-cell table:style-name="Table3.A2" office:value-type="string">
            <text:p text:style-name="P22">8<text:span text:style-name="T2">,</text:span>485</text:p>
          </table:table-cell>
          <table:table-cell table:style-name="Table3.A2" office:value-type="string">
            <text:p text:style-name="P22">16<text:span text:style-name="T2">,</text:span>975</text:p>
          </table:table-cell>
          <table:table-cell table:style-name="Table3.A2" office:value-type="string">
            <text:p text:style-name="P22">85<text:span text:style-name="T2">,</text:span>711</text:p>
          </table:table-cell>
          <table:table-cell table:style-name="Table3.A2" office:value-type="string">
            <text:p text:style-name="P22">176<text:span text:style-name="T2">,</text:span>922</text:p>
          </table:table-cell>
          <table:table-cell table:style-name="Table3.G2" office:value-type="string">
            <text:p text:style-name="P24">max 4.7+ HRM range</text:p>
          </table:table-cell>
        </table:table-row>
      </table:table>
      <text:p text:style-name="P19"/>
      <text:p text:style-name="P13">General flow for HRM<text:span text:style-name="T12"> -- Front Seat</text:span></text:p>
      <text:list text:style-name="L2">
        <text:list-item>
          <text:p text:style-name="P10">Go to A/G radar page, take command, and set to <text:span text:style-name="T3">RBM</text:span> mode initially (B1 OSB).</text:p>
        </text:list-item>
        <text:list-item>
          <text:p text:style-name="P10">Set the cursor function to <text:span text:style-name="T3">MAP</text:span> (B2 OSB).</text:p>
        </text:list-item>
        <text:list-item>
          <text:p text:style-name="P10">Find target area. <text:s/><text:span text:style-name="T15">J</text:span>ump cursor directly to a Sequence Point by entering SP number on scratchpad and pressing T4 OSB.</text:p>
        </text:list-item>
        <text:list-item>
          <text:p text:style-name="P10">Use <text:span text:style-name="T3">Gray Reset Hat forward/aft</text:span> to change the <text:span text:style-name="T11">HRM </text:span>map size.</text:p>
        </text:list-item>
        <text:list-item>
          <text:p text:style-name="P10"><text:span text:style-name="T3">FREEZE</text:span> mode -- At any time, either in RBM mode or with a HRM map, press <text:span text:style-name="T3">Pinky Button</text:span> to toggle FREEZE. <text:s/>The current scan or map will finish, and then radar will deactivate. <text:s/>Press <text:span text:style-name="T3">TDC press</text:span> again to do a new map, or toggle freeze mode off to resume continuous mapping.</text:p>
        </text:list-item>
        <text:list-item>
          <text:p text:style-name="P10">Press <text:span text:style-name="T3">TDC press</text:span> to begin mapping.</text:p>
        </text:list-item>
        <text:list-item>
          <text:p text:style-name="P10">HRM page settings:</text:p>
          <text:list>
            <text:list-item>
              <text:p text:style-name="P10">Press L3 OSB to toggle <text:span text:style-name="T3">ML1</text:span>/<text:span text:style-name="T3">ML2</text:span>. <text:s/>ML2 gives better map quality, takes 1.5x longer.</text:p>
            </text:list-item>
            <text:list-item>
              <text:p text:style-name="P10">Press L2 OSB to toggle STB/progressive?? <text:s/>STB (stabilized) means continuous re-maps will be on the same ground location, progressive means new map location will move with the plane.</text:p>
            </text:list-item>
            <text:list-item>
              <text:p text:style-name="P10">Press R2 OSB to go to HRM PPI mode, which clears the current map and returns to a large-scale HRM similar to RBM. <text:s/>Note grazing angles make it not very useful at low altitude.</text:p>
            </text:list-item>
            <text:list-item>
              <text:p text:style-name="P11">Press R1 OSB to store the current map (only possible when in FREEZE mode)<text:span text:style-name="T13">. <text:s/></text:span>Press B5 OSB to toggle NEW/OLD, to show current and previous map image. <text:s/>New maps will always overwrite the map currently being displayed and the current map will become the OLD map.</text:p>
            </text:list-item>
          </text:list>
        </text:list-item>
        <text:list-item>
          <text:p text:style-name="P10">When you have a map of the target, change cursor mode to <text:span text:style-name="T3">TGT</text:span> (B2 OSB). <text:s/>Press <text:span text:style-name="T3">TDC press</text:span> to designate a target on the map.</text:p>
        </text:list-item>
      </text:list>
      <text:list text:style-name="L4">
        <text:list-item>
          <text:list>
            <text:list-item>
              <text:p text:style-name="P23"><text:soft-page-break/><text:span text:style-name="T14">In HRM, recommended to designate small targets (e.g. vehicles) on bottom edge of radar return. <text:s/>Due to radar physics, this will correspond more closely with the actual center of the target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49:32.681000000</dc:date>
    <meta:editing-duration>P3DT5H20M1S</meta:editing-duration>
    <meta:editing-cycles>78</meta:editing-cycles>
    <meta:generator>LibreOffice/7.5.2.2$Windows_X86_64 LibreOffice_project/53bb9681a964705cf672590721dbc85eb4d0c3a2</meta:generator>
    <meta:document-statistic meta:table-count="3" meta:image-count="0" meta:object-count="0" meta:page-count="2" meta:paragraph-count="159" meta:word-count="596" meta:character-count="2983" meta:non-whitespace-character-count="2559"/>
  </office:meta>
</office:document-meta>
</file>